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017a" officeooo:paragraph-rsid="0001e1e8"/>
    </style:style>
    <style:style style:name="P2" style:family="paragraph" style:parent-style-name="Standard" style:list-style-name="L1">
      <style:text-properties officeooo:paragraph-rsid="0001e1e8"/>
    </style:style>
    <style:style style:name="P3" style:family="paragraph" style:parent-style-name="Standard" style:list-style-name="L1">
      <style:text-properties officeooo:rsid="0002017a" officeooo:paragraph-rsid="0001e1e8"/>
    </style:style>
    <style:style style:name="P4" style:family="paragraph" style:parent-style-name="Standard" style:list-style-name="L2">
      <style:text-properties officeooo:rsid="0002017a" officeooo:paragraph-rsid="0001e1e8"/>
    </style:style>
    <style:style style:name="P5" style:family="paragraph" style:parent-style-name="Standard" style:list-style-name="L3">
      <style:text-properties officeooo:rsid="0002017a" officeooo:paragraph-rsid="0001e1e8"/>
    </style:style>
    <style:style style:name="P6" style:family="paragraph" style:parent-style-name="Standard" style:list-style-name="L2">
      <style:text-properties officeooo:rsid="00029124" officeooo:paragraph-rsid="0005cc38"/>
    </style:style>
    <style:style style:name="P7" style:family="paragraph" style:parent-style-name="Standard" style:list-style-name="L1">
      <style:text-properties officeooo:rsid="00029124" officeooo:paragraph-rsid="00029124"/>
    </style:style>
    <style:style style:name="P8" style:family="paragraph" style:parent-style-name="Standard">
      <style:text-properties officeooo:rsid="00029124" officeooo:paragraph-rsid="00029124"/>
    </style:style>
    <style:style style:name="P9" style:family="paragraph" style:parent-style-name="Standard" style:list-style-name="L1">
      <style:text-properties officeooo:rsid="00045e6b" officeooo:paragraph-rsid="0001e1e8"/>
    </style:style>
    <style:style style:name="T1" style:family="text">
      <style:text-properties officeooo:rsid="00037d9b"/>
    </style:style>
    <style:style style:name="T2" style:family="text">
      <style:text-properties style:text-underline-style="solid" style:text-underline-width="auto" style:text-underline-color="font-color" officeooo:rsid="00037d9b"/>
    </style:style>
    <style:style style:name="T3" style:family="text">
      <style:text-properties style:text-underline-style="solid" style:text-underline-width="auto" style:text-underline-color="font-color" officeooo:rsid="00037d9b" fo:background-color="#fff200" loext:char-shading-value="0"/>
    </style:style>
    <style:style style:name="T4" style:family="text">
      <style:text-properties style:text-underline-style="solid" style:text-underline-width="auto" style:text-underline-color="font-color" officeooo:rsid="0004ad22"/>
    </style:style>
    <style:style style:name="T5" style:family="text">
      <style:text-properties style:text-underline-style="solid" style:text-underline-width="auto" style:text-underline-color="font-color" officeooo:rsid="00055e59"/>
    </style:style>
    <style:style style:name="T6" style:family="text">
      <style:text-properties officeooo:rsid="00045e6b"/>
    </style:style>
    <style:style style:name="T7" style:family="text">
      <style:text-properties officeooo:rsid="00029124"/>
    </style:style>
    <style:style style:name="T8" style:family="text">
      <style:text-properties officeooo:rsid="0002017a"/>
    </style:style>
    <style:style style:name="T9" style:family="text">
      <style:text-properties officeooo:rsid="00047331"/>
    </style:style>
    <style:style style:name="T10" style:family="text">
      <style:text-properties officeooo:rsid="0004ad22"/>
    </style:style>
    <style:style style:name="T11" style:family="text">
      <style:text-properties style:text-underline-style="none" officeooo:rsid="00055e59"/>
    </style:style>
    <style:style style:name="T12" style:family="text">
      <style:text-properties style:text-underline-style="none" officeooo:rsid="0004ad2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48525638" text:style-name="L1">
        <text:list-item>
          <text:p text:style-name="P3">Create <text:span text:style-name="T7">below files in local system</text:span></text:p>
        </text:list-item>
      </text:list>
      <text:list xml:id="list4168087122" text:style-name="L2">
        <text:list-item>
          <text:p text:style-name="P4">Dockerfile</text:p>
          <text:list>
            <text:list-item>
              <text:p text:style-name="P4">index.yml/<text:span text:style-name="T7">website folder</text:span></text:p>
            </text:list-item>
          </text:list>
        </text:list-item>
        <text:list-item>
          <text:p text:style-name="P6">service-principal <text:span text:style-name="T9">and secrets</text:span></text:p>
        </text:list-item>
        <text:list-item>
          <text:p text:style-name="P4">deployment.yml</text:p>
        </text:list-item>
        <text:list-item>
          <text:p text:style-name="P4">service.yml</text:p>
        </text:list-item>
      </text:list>
      <text:p text:style-name="P8"/>
      <text:p text:style-name="P1"/>
      <text:p text:style-name="P1"/>
      <text:list xml:id="list154809630108279" text:continue-list="list2948525638" text:style-name="L1">
        <text:list-item>
          <text:p text:style-name="P7">Add these in github</text:p>
        </text:list-item>
        <text:list-item>
          <text:p text:style-name="P3">Build pipeline <text:span text:style-name="T10">with </text:span><text:span text:style-name="T4">DOCKER push and pull</text:span><text:span text:style-name="T12"> </text:span><text:span text:style-name="T11">template</text:span></text:p>
        </text:list-item>
        <text:list-item>
          <text:p text:style-name="P2"><text:span text:style-name="T8">choose: Repo from </text:span><text:span text:style-name="T2">Azure DevOps Repo </text:span><text:span text:style-name="T1">or <text:s/></text:span><text:span text:style-name="T3">Github</text:span></text:p>
        </text:list-item>
        <text:list-item>
          <text:p text:style-name="P3">choose <text:span text:style-name="T6">Template</text:span>: docker with push and pull</text:p>
        </text:list-item>
      </text:list>
      <text:list xml:id="list1516625184" text:style-name="L3">
        <text:list-item>
          <text:p text:style-name="P5">provide ACR info and Release pipeline</text:p>
        </text:list-item>
      </text:list>
      <text:list xml:id="list154808316512954" text:continue-list="list154809630108279" text:style-name="L1">
        <text:list-item>
          <text:p text:style-name="P9">NOTE: Ci pipeline will always trigger whenever code is commit</text:p>
        </text:list-item>
        <text:list-item>
          <text:p text:style-name="P3">g</text:p>
        </text:list-item>
        <text:list-item>
          <text:p text:style-name="P3">g</text:p>
        </text:list-item>
        <text:list-item>
          <text:p text:style-name="P3">g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3-04-03T15:48:07.398000000</dc:date>
    <meta:editing-duration>PT23M40S</meta:editing-duration>
    <meta:editing-cycles>6</meta:editing-cycles>
    <meta:document-statistic meta:table-count="0" meta:image-count="0" meta:object-count="0" meta:page-count="1" meta:paragraph-count="16" meta:word-count="76" meta:character-count="406" meta:non-whitespace-character-count="360"/>
  </office:meta>
</office:document-meta>
</file>